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284cm"/>
    </style:style>
    <style:style style:name="Table1.B" style:family="table-column">
      <style:table-column-properties style:column-width="3.42cm"/>
    </style:style>
    <style:style style:name="Table1.C" style:family="table-column">
      <style:table-column-properties style:column-width="11.29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2">
      <style:text-properties fo:font-style="italic" fo:font-weight="bold" officeooo:rsid="0019ae8e" officeooo:paragraph-rsid="0019ae8e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9ae8e" officeooo:paragraph-rsid="0019ae8e" style:font-style-asian="italic" style:font-weight-asian="bold" style:font-style-complex="italic" style:font-weight-complex="bold"/>
    </style:style>
    <style:style style:name="P6" style:family="paragraph" style:parent-style-name="Heading_20_3">
      <style:paragraph-properties fo:margin-left="0cm" fo:margin-right="0cm" fo:text-indent="0cm" style:auto-text-indent="false"/>
    </style:style>
    <style:style style:name="P7" style:family="paragraph" style:parent-style-name="Heading_20_3">
      <style:text-properties fo:font-style="italic" fo:font-weight="bold" officeooo:rsid="001a72c5" officeooo:paragraph-rsid="001a72c5" style:font-style-asian="italic" style:font-weight-asian="bold" style:font-style-complex="italic" style:font-weight-complex="bold"/>
    </style:style>
    <style:style style:name="P8" style:family="paragraph" style:parent-style-name="Heading_20_4">
      <style:paragraph-properties fo:margin-left="0cm" fo:margin-right="0cm" fo:text-indent="0cm" style:auto-text-indent="false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>
      <style:paragraph-properties fo:text-indent="0cm" style:auto-text-indent="false" style:writing-mode="lr-tb"/>
    </style:style>
    <style:style style:name="P12" style:family="paragraph" style:parent-style-name="Preformatted_20_Text">
      <style:paragraph-properties fo:margin-top="0cm" fo:margin-bottom="0.499cm" style:contextual-spacing="false" fo:text-indent="0cm" style:auto-text-indent="false" style:writing-mode="lr-tb"/>
    </style:style>
    <style:style style:name="P13" style:family="paragraph" style:parent-style-name="Standard">
      <style:text-properties fo:font-style="italic" fo:font-weight="bold" officeooo:rsid="0019ae8e" officeooo:paragraph-rsid="0019ae8e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a72c5" officeooo:paragraph-rsid="001a72c5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c9211e" loext:opacity="100%" fo:font-style="italic" fo:font-weight="bold" officeooo:rsid="001a72c5" officeooo:paragraph-rsid="001a72c5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611729" loext:opacity="100%" fo:font-style="italic" fo:font-weight="bold" officeooo:rsid="001a72c5" officeooo:paragraph-rsid="001a72c5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bf819e" loext:opacity="100%" fo:font-style="italic" fo:font-weight="bold" officeooo:rsid="001a72c5" officeooo:paragraph-rsid="001a72c5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color="#000000" loext:opacity="100%" fo:font-style="italic" fo:font-weight="bold" officeooo:rsid="001a72c5" officeooo:paragraph-rsid="001a72c5" style:font-style-asian="italic" style:font-weight-asian="bold" style:font-style-complex="italic" style:font-weight-complex="bold"/>
    </style:style>
    <style:style style:name="P19" style:family="paragraph" style:parent-style-name="Text_20_body" style:list-style-name="L1">
      <style:paragraph-properties fo:margin-left="0cm" fo:margin-right="0cm" fo:text-indent="0cm" style:auto-text-indent="false"/>
    </style:style>
    <style:style style:name="P20" style:family="paragraph" style:parent-style-name="Text_20_body" style:list-style-name="L1">
      <style:paragraph-properties fo:text-indent="0cm" style:auto-text-indent="false"/>
    </style:style>
    <style:style style:name="P21" style:family="paragraph" style:parent-style-name="Text_20_body" style:list-style-name="L2">
      <style:paragraph-properties fo:margin-left="0cm" fo:margin-right="0cm" fo:text-indent="0cm" style:auto-text-indent="false"/>
    </style:style>
    <style:style style:name="P22" style:family="paragraph" style:parent-style-name="Text_20_body" style:list-style-name="L2">
      <style:paragraph-properties fo:text-indent="0cm" style:auto-text-indent="false"/>
    </style:style>
    <style:style style:name="P23" style:family="paragraph" style:parent-style-name="Text_20_body" style:list-style-name="L3">
      <style:paragraph-properties fo:margin-left="0cm" fo:margin-right="0cm" fo:text-indent="0cm" style:auto-text-indent="false"/>
    </style:style>
    <style:style style:name="P24" style:family="paragraph" style:parent-style-name="Text_20_body" style:list-style-name="L3">
      <style:paragraph-properties fo:text-indent="0cm" style:auto-text-indent="false"/>
    </style:style>
    <style:style style:name="P25" style:family="paragraph" style:parent-style-name="Text_20_body" style:list-style-name="L4">
      <style:paragraph-properties fo:margin-left="0cm" fo:margin-right="0cm" fo:text-indent="0cm" style:auto-text-indent="false"/>
    </style:style>
    <style:style style:name="P26" style:family="paragraph" style:parent-style-name="Text_20_body" style:list-style-name="L4">
      <style:paragraph-properties fo:text-indent="0cm" style:auto-text-indent="false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 style:list-style-name="L5">
      <style:paragraph-properties fo:margin-left="0cm" fo:margin-right="0cm" fo:text-indent="0cm" style:auto-text-indent="false"/>
    </style:style>
    <style:style style:name="P29" style:family="paragraph" style:parent-style-name="Text_20_body" style:list-style-name="L5">
      <style:paragraph-properties fo:text-indent="0cm" style:auto-text-indent="false"/>
    </style:style>
    <style:style style:name="P30" style:family="paragraph" style:parent-style-name="Text_20_body" style:list-style-name="L6">
      <style:paragraph-properties fo:margin-left="0cm" fo:margin-right="0cm" fo:text-indent="0cm" style:auto-text-indent="false"/>
    </style:style>
    <style:style style:name="P31" style:family="paragraph" style:parent-style-name="Text_20_body" style:list-style-name="L6">
      <style:paragraph-properties fo:text-indent="0cm" style:auto-text-indent="false"/>
    </style:style>
    <style:style style:name="P32" style:family="paragraph" style:parent-style-name="Text_20_body" style:list-style-name="L7">
      <style:paragraph-properties fo:margin-left="0cm" fo:margin-right="0cm" fo:text-indent="0cm" style:auto-text-indent="false"/>
    </style:style>
    <style:style style:name="P33" style:family="paragraph" style:parent-style-name="Text_20_body" style:list-style-name="L7">
      <style:paragraph-properties fo:text-indent="0cm" style:auto-text-indent="false"/>
    </style:style>
    <style:style style:name="P34" style:family="paragraph" style:parent-style-name="Text_20_body" style:list-style-name="L8">
      <style:paragraph-properties fo:margin-left="0cm" fo:margin-right="0cm" fo:text-indent="0cm" style:auto-text-indent="false"/>
    </style:style>
    <style:style style:name="P35" style:family="paragraph" style:parent-style-name="Text_20_body" style:list-style-name="L8">
      <style:paragraph-properties fo:text-indent="0cm" style:auto-text-indent="false"/>
    </style:style>
    <style:style style:name="P36" style:family="paragraph" style:parent-style-name="Text_20_body">
      <style:text-properties fo:font-style="italic" fo:font-weight="bold" officeooo:rsid="001a72c5" officeooo:paragraph-rsid="001a72c5" style:font-style-asian="italic" style:font-weight-asian="bold" style:font-style-complex="italic" style:font-weight-complex="bold"/>
    </style:style>
    <style:style style:name="P37" style:family="paragraph" style:parent-style-name="Text_20_body" style:list-style-name="L9">
      <style:paragraph-properties fo:margin-left="0cm" fo:margin-right="0cm" fo:text-indent="0cm" style:auto-text-indent="false"/>
    </style:style>
    <style:style style:name="P38" style:family="paragraph" style:parent-style-name="Text_20_body" style:list-style-name="L9">
      <style:paragraph-properties fo:text-indent="0cm" style:auto-text-indent="false"/>
    </style:style>
    <style:style style:name="P39" style:family="paragraph" style:parent-style-name="Text_20_body" style:list-style-name="L10">
      <style:paragraph-properties fo:margin-left="0cm" fo:margin-right="0cm" fo:text-indent="0cm" style:auto-text-indent="false"/>
    </style:style>
    <style:style style:name="P40" style:family="paragraph" style:parent-style-name="Text_20_body" style:list-style-name="L10">
      <style:paragraph-properties fo:text-indent="0cm" style:auto-text-indent="false"/>
    </style:style>
    <style:style style:name="P41" style:family="paragraph" style:parent-style-name="Text_20_body">
      <style:text-properties fo:color="#c9211e" loext:opacity="100%" fo:font-style="italic" fo:font-weight="bold" officeooo:rsid="001a72c5" officeooo:paragraph-rsid="001a72c5" style:font-style-asian="italic" style:font-weight-asian="bold" style:font-style-complex="italic" style:font-weight-complex="bold"/>
    </style:style>
    <style:style style:name="P42" style:family="paragraph" style:parent-style-name="Text_20_body" style:list-style-name="L11">
      <style:paragraph-properties fo:margin-left="0cm" fo:margin-right="0cm" fo:text-indent="0cm" style:auto-text-indent="false"/>
    </style:style>
    <style:style style:name="P43" style:family="paragraph" style:parent-style-name="Text_20_body" style:list-style-name="L11">
      <style:paragraph-properties fo:text-indent="0cm" style:auto-text-indent="false"/>
    </style:style>
    <style:style style:name="P44" style:family="paragraph" style:parent-style-name="Text_20_body" style:list-style-name="L12">
      <style:paragraph-properties fo:margin-left="0cm" fo:margin-right="0cm" fo:text-indent="0cm" style:auto-text-indent="false"/>
    </style:style>
    <style:style style:name="P45" style:family="paragraph" style:parent-style-name="Text_20_body" style:list-style-name="L12">
      <style:paragraph-properties fo:text-indent="0cm" style:auto-text-indent="false"/>
    </style:style>
    <style:style style:name="P46" style:family="paragraph" style:parent-style-name="Text_20_body" style:list-style-name="L13">
      <style:paragraph-properties fo:margin-left="0cm" fo:margin-right="0cm" fo:text-indent="0cm" style:auto-text-indent="false"/>
    </style:style>
    <style:style style:name="P47" style:family="paragraph" style:parent-style-name="Text_20_body" style:list-style-name="L13">
      <style:paragraph-properties fo:text-indent="0cm" style:auto-text-indent="false"/>
    </style:style>
    <style:style style:name="P48" style:family="paragraph" style:parent-style-name="Text_20_body" style:list-style-name="L14">
      <style:paragraph-properties fo:margin-left="0cm" fo:margin-right="0cm" fo:text-indent="0cm" style:auto-text-indent="false"/>
    </style:style>
    <style:style style:name="P49" style:family="paragraph" style:parent-style-name="Text_20_body" style:list-style-name="L14">
      <style:paragraph-properties fo:text-indent="0cm" style:auto-text-indent="false"/>
    </style:style>
    <style:style style:name="P50" style:family="paragraph" style:parent-style-name="Text_20_body" style:list-style-name="L15">
      <style:paragraph-properties fo:margin-left="0cm" fo:margin-right="0cm" fo:text-indent="0cm" style:auto-text-indent="false"/>
    </style:style>
    <style:style style:name="P51" style:family="paragraph" style:parent-style-name="Text_20_body" style:list-style-name="L15">
      <style:paragraph-properties fo:text-indent="0cm" style:auto-text-indent="false"/>
    </style:style>
    <style:style style:name="P52" style:family="paragraph" style:parent-style-name="Text_20_body" style:list-style-name="L16">
      <style:paragraph-properties fo:margin-left="0cm" fo:margin-right="0cm" fo:text-indent="0cm" style:auto-text-indent="false"/>
    </style:style>
    <style:style style:name="P53" style:family="paragraph" style:parent-style-name="Text_20_body" style:list-style-name="L16">
      <style:paragraph-properties fo:text-indent="0cm" style:auto-text-indent="false"/>
    </style:style>
    <style:style style:name="P54" style:family="paragraph" style:parent-style-name="Text_20_body" style:list-style-name="L17">
      <style:paragraph-properties fo:margin-left="0cm" fo:margin-right="0cm" fo:text-indent="0cm" style:auto-text-indent="false"/>
    </style:style>
    <style:style style:name="P55" style:family="paragraph" style:parent-style-name="Text_20_body" style:list-style-name="L17">
      <style:paragraph-properties fo:text-indent="0cm" style:auto-text-indent="false"/>
    </style:style>
    <style:style style:name="P56" style:family="paragraph" style:parent-style-name="Text_20_body" style:list-style-name="L18">
      <style:paragraph-properties fo:margin-left="0cm" fo:margin-right="0cm" fo:text-indent="0cm" style:auto-text-indent="false"/>
    </style:style>
    <style:style style:name="P57" style:family="paragraph" style:parent-style-name="Text_20_body" style:list-style-name="L19">
      <style:paragraph-properties fo:margin-left="0cm" fo:margin-right="0cm" fo:text-indent="0cm" style:auto-text-indent="false"/>
    </style:style>
    <style:style style:name="P58" style:family="paragraph" style:parent-style-name="Text_20_body" style:list-style-name="L19">
      <style:paragraph-properties fo:text-indent="0cm" style:auto-text-indent="false"/>
    </style:style>
    <style:style style:name="P59" style:family="paragraph" style:parent-style-name="Text_20_body" style:list-style-name="L20">
      <style:paragraph-properties fo:margin-left="0cm" fo:margin-right="0cm" fo:text-indent="0cm" style:auto-text-indent="false"/>
    </style:style>
    <style:style style:name="P60" style:family="paragraph" style:parent-style-name="Text_20_body" style:list-style-name="L20">
      <style:paragraph-properties fo:text-indent="0cm" style:auto-text-indent="false"/>
    </style:style>
    <style:style style:name="T1" style:family="text">
      <style:text-properties officeooo:rsid="001a72c5"/>
    </style:style>
    <style:style style:name="T2" style:family="text">
      <style:text-properties fo:color="#81d41a" loext:opacity="100%"/>
    </style:style>
    <style:style style:name="T3" style:family="text">
      <style:text-properties fo:color="#81d41a" loext:opacity="100%" fo:background-color="transparent" loext:char-shading-value="0"/>
    </style:style>
    <style:style style:name="T4" style:family="text">
      <style:text-properties fo:background-color="#ff4000" loext:char-shading-value="0"/>
    </style:style>
    <style:style style:name="T5" style:family="text">
      <style:text-properties fo:background-color="#ff40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ff4000" loext:opacity="100%" fo:background-color="transparent" loext:char-shading-value="0"/>
    </style:style>
    <style:style style:name="T8" style:family="text">
      <style:text-properties fo:color="#a1467e" loext:opacity="100%"/>
    </style:style>
    <style:style style:name="T9" style:family="text">
      <style:text-properties fo:color="#77bc65" loext:opacity="100%"/>
    </style:style>
    <style:style style:name="T10" style:family="text">
      <style:text-properties fo:color="#3465a4" loext:opacity="100%"/>
    </style:style>
    <style:style style:name="T11" style:family="text">
      <style:text-properties fo:color="#bf819e" loext:opacity="100%"/>
    </style:style>
    <style:style style:name="T12" style:family="text">
      <style:text-properties fo:color="#bf819e" loext:opacity="100%" fo:background-color="transparent" loext:char-shading-value="0"/>
    </style:style>
    <style:style style:name="T13" style:family="text">
      <style:text-properties fo:color="#ec9ba4" loext:opacity="100%"/>
    </style:style>
    <style:style style:name="T14" style:family="text">
      <style:text-properties fo:color="#e16173" loext:opacity="100%"/>
    </style:style>
    <style:style style:name="T15" style:family="text">
      <style:text-properties fo:color="#afd095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mínio e hospedagem</text:p>
      <text:p text:style-name="P5"/>
      <text:p text:style-name="P5"/>
      <text:h text:style-name="P4" text:outline-level="2">🌐 Domínio</text:h>
      <text:p text:style-name="P3">É o <text:span text:style-name="Strong_20_Emphasis">nome do site</text:span> na internet.<text:line-break/>Serve para identificar um site sem precisar usar o IP numérico.</text:p>
      <text:p text:style-name="P3"><text:span text:style-name="Strong_20_Emphasis">Exemplo:</text:span></text:p>
      <text:list text:style-name="L1">
        <text:list-item>
          <text:p text:style-name="P19"><text:span text:style-name="Source_20_Text">google.com</text:span></text:p>
        </text:list-item>
        <text:list-item>
          <text:p text:style-name="P20"><text:span text:style-name="Source_20_Text">meusite.com.br</text:span></text:p>
        </text:list-item>
      </text:list>
      <text:p text:style-name="P3">👉 No domínio <text:span text:style-name="Source_20_Text">meusite.com.br</text:span>:</text:p>
      <text:list text:style-name="L2">
        <text:list-item>
          <text:p text:style-name="P21"><text:span text:style-name="Source_20_Text">.br</text:span> → domínio de país (Brasil)</text:p>
        </text:list-item>
        <text:list-item>
          <text:p text:style-name="P22"><text:span text:style-name="Source_20_Text">com</text:span> → tipo (comercial)</text:p>
        </text:list-item>
        <text:list-item>
          <text:p text:style-name="P22"><text:span text:style-name="Source_20_Text">meusite</text:span> → nome escolhido</text:p>
        </text:list-item>
      </text:list>
      <text:p text:style-name="Horizontal_20_Line"/>
      <text:h text:style-name="P1" text:outline-level="2">🌍 Subdomínio</text:h>
      <text:p text:style-name="P3">É uma <text:span text:style-name="Strong_20_Emphasis">divisão do domínio principal</text:span>, usada para organizar partes diferentes do site.</text:p>
      <text:p text:style-name="P3"><text:span text:style-name="Strong_20_Emphasis">Exemplos:</text:span></text:p>
      <text:list text:style-name="L3">
        <text:list-item>
          <text:p text:style-name="P23"><text:span text:style-name="Source_20_Text">www.google.com</text:span> → <text:span text:style-name="Source_20_Text">www</text:span> é um subdomínio</text:p>
        </text:list-item>
        <text:list-item>
          <text:p text:style-name="P24"><text:span text:style-name="Source_20_Text">blog.meusite.com.br</text:span></text:p>
        </text:list-item>
        <text:list-item>
          <text:p text:style-name="P24"><text:span text:style-name="Source_20_Text">loja.meusite.com.br</text:span></text:p>
        </text:list-item>
      </text:list>
      <text:p text:style-name="P3">👉 O domínio é <text:span text:style-name="Source_20_Text">meusite.com.br</text:span><text:line-break/>👉 <text:span text:style-name="Source_20_Text">blog</text:span> e <text:span text:style-name="Source_20_Text">loja</text:span> são subdomínios</text:p>
      <text:p text:style-name="Horizontal_20_Line"/>
      <text:h text:style-name="P1" text:outline-level="2">🔗 URL</text:h>
      <text:p text:style-name="P3">URL é o <text:span text:style-name="Strong_20_Emphasis">endereço completo</text:span> de um recurso na internet.</text:p>
      <text:p text:style-name="P3">Ela pode conter:</text:p>
      <text:list text:style-name="L4">
        <text:list-item>
          <text:p text:style-name="P25">protocolo</text:p>
        </text:list-item>
        <text:list-item>
          <text:p text:style-name="P26">domínio</text:p>
        </text:list-item>
        <text:list-item>
          <text:p text:style-name="P26">subdomínio</text:p>
        </text:list-item>
        <text:list-item>
          <text:p text:style-name="P26">caminho</text:p>
        </text:list-item>
        <text:list-item>
          <text:p text:style-name="P26">parâmetros</text:p>
        </text:list-item>
      </text:list>
      <text:p text:style-name="P3"><text:soft-page-break/><text:span text:style-name="Strong_20_Emphasis">Exemplo de URL completa:</text:span></text:p>
      <text:p text:style-name="P2"><text:span text:style-name="Source_20_Text">https://blog.meusite.com.br/artigos/seo.html</text:span></text:p>
      <text:p text:style-name="Horizontal_20_Line"/>
      <text:h text:style-name="P1" text:outline-level="2">📂 Caminho (Path)</text:h>
      <text:p text:style-name="P3">É a <text:span text:style-name="Strong_20_Emphasis">parte da URL que indica onde está o conteúdo dentro do site</text:span>.</text:p>
      <text:p text:style-name="P3"><text:span text:style-name="Strong_20_Emphasis">Exemplo:</text:span></text:p>
      <text:p text:style-name="P2"><text:span text:style-name="Source_20_Text">/artigos/seo.html</text:span></text:p>
      <text:p text:style-name="P3">👉 Indica uma “pasta” (<text:span text:style-name="Source_20_Text">artigos</text:span>) e um arquivo (<text:span text:style-name="Source_20_Text">seo.html</text:span>)</text:p>
      <text:p text:style-name="Horizontal_20_Line"/>
      <text:h text:style-name="P1" text:outline-level="2">🔍 Resumo rápido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ermo</text:p>
            </table:table-cell>
            <table:table-cell table:style-name="Table1.A1" office:value-type="string">
              <text:p text:style-name="Table_20_Heading">O que é</text:p>
            </table:table-cell>
            <table:table-cell table:style-name="Table1.A1" office:value-type="string">
              <text:p text:style-name="Table_20_Heading">Exemplo</text:p>
            </table:table-cell>
          </table:table-row>
        </table:table-header-rows>
        <table:table-row>
          <table:table-cell table:style-name="Table1.A1" office:value-type="string">
            <text:p text:style-name="Table_20_Contents">Domínio</text:p>
          </table:table-cell>
          <table:table-cell table:style-name="Table1.A1" office:value-type="string">
            <text:p text:style-name="Table_20_Contents">Nome do site</text:p>
          </table:table-cell>
          <table:table-cell table:style-name="Table1.A1" office:value-type="string">
            <text:p text:style-name="Table_20_Contents"><text:span text:style-name="Source_20_Text">meusite.com.br</text:span></text:p>
          </table:table-cell>
        </table:table-row>
        <table:table-row>
          <table:table-cell table:style-name="Table1.A1" office:value-type="string">
            <text:p text:style-name="Table_20_Contents">Subdomínio</text:p>
          </table:table-cell>
          <table:table-cell table:style-name="Table1.A1" office:value-type="string">
            <text:p text:style-name="Table_20_Contents">Parte do domínio</text:p>
          </table:table-cell>
          <table:table-cell table:style-name="Table1.A1" office:value-type="string">
            <text:p text:style-name="Table_20_Contents"><text:span text:style-name="Source_20_Text">blog.meusite.com.br</text:span></text:p>
          </table:table-cell>
        </table:table-row>
        <table:table-row>
          <table:table-cell table:style-name="Table1.A1" office:value-type="string">
            <text:p text:style-name="Table_20_Contents">URL</text:p>
          </table:table-cell>
          <table:table-cell table:style-name="Table1.A1" office:value-type="string">
            <text:p text:style-name="Table_20_Contents">Endereço completo</text:p>
          </table:table-cell>
          <table:table-cell table:style-name="Table1.A1" office:value-type="string">
            <text:p text:style-name="Table_20_Contents"><text:span text:style-name="Source_20_Text">https://blog.meusite.com.br/artigos/seo.html</text:span></text:p>
          </table:table-cell>
        </table:table-row>
        <table:table-row>
          <table:table-cell table:style-name="Table1.A1" office:value-type="string">
            <text:p text:style-name="Table_20_Contents">Caminho</text:p>
          </table:table-cell>
          <table:table-cell table:style-name="Table1.A1" office:value-type="string">
            <text:p text:style-name="Table_20_Contents">Local do conteúdo</text:p>
          </table:table-cell>
          <table:table-cell table:style-name="Table1.A1" office:value-type="string">
            <text:p text:style-name="Table_20_Contents"><text:span text:style-name="Source_20_Text">/artigos/seo.html</text:span></text:p>
          </table:table-cell>
        </table:table-row>
      </table:table>
      <text:p text:style-name="Horizontal_20_Line"/>
      <text:p text:style-name="P5"/>
      <text:p text:style-name="P5"/>
      <text:p text:style-name="P14">Porque HTML e CSS não são linguagens de programação?</text:p>
      <text:p text:style-name="P14"/>
      <text:p text:style-name="P14"/>
      <text:p text:style-name="P36">HTML e CSS <text:span text:style-name="Strong_20_Emphasis">não são consideradas linguagens de programação</text:span> porque <text:span text:style-name="Strong_20_Emphasis">não têm lógica de processamento</text:span> — ou seja, <text:span text:style-name="Strong_20_Emphasis">não tomam decisões nem executam algoritmos</text:span>.</text:p>
      <text:p text:style-name="P3">Vamos por partes:</text:p>
      <text:h text:style-name="P6" text:outline-level="3">🔹 HTML (HyperText Markup Language)</text:h>
      <text:list text:style-name="L5">
        <text:list-item>
          <text:p text:style-name="P28">É uma <text:span text:style-name="Strong_20_Emphasis">linguagem de marcação</text:span></text:p>
        </text:list-item>
        <text:list-item>
          <text:p text:style-name="P29">Serve para <text:span text:style-name="Strong_20_Emphasis">estruturar o conteúdo</text:span> da página<text:line-break/>Ex.: títulos, parágrafos, imagens, links, formulários</text:p>
        </text:list-item>
        <text:list-item>
          <text:p text:style-name="P29">Não possui:</text:p>
          <text:list>
            <text:list-item>
              <text:p text:style-name="P29">variáveis</text:p>
            </text:list-item>
            <text:list-item>
              <text:p text:style-name="P29">condições (<text:span text:style-name="Source_20_Text">if/else</text:span>)</text:p>
            </text:list-item>
            <text:list-item>
              <text:p text:style-name="P29">laços (<text:span text:style-name="Source_20_Text">for</text:span>, <text:span text:style-name="Source_20_Text">while</text:span>)</text:p>
            </text:list-item>
            <text:list-item>
              <text:p text:style-name="P29">funções</text:p>
            </text:list-item>
          </text:list>
        </text:list-item>
      </text:list>
      <text:p text:style-name="P3">👉 Ele apenas <text:span text:style-name="Strong_20_Emphasis">descreve o que existe</text:span> na página.</text:p>
      <text:p text:style-name="Horizontal_20_Line"><text:soft-page-break/></text:p>
      <text:h text:style-name="P6" text:outline-level="3">🔹 CSS (Cascading Style Sheets)</text:h>
      <text:list text:style-name="L6">
        <text:list-item>
          <text:p text:style-name="P30">É uma <text:span text:style-name="Strong_20_Emphasis">linguagem de estilos</text:span></text:p>
        </text:list-item>
        <text:list-item>
          <text:p text:style-name="P31">Serve para <text:span text:style-name="Strong_20_Emphasis">definir a aparência</text:span> da página<text:line-break/>Ex.: cores, fontes, tamanhos, posicionamento, animações simples</text:p>
        </text:list-item>
        <text:list-item>
          <text:p text:style-name="P31">Também <text:span text:style-name="Strong_20_Emphasis">não executa lógica</text:span></text:p>
        </text:list-item>
        <text:list-item>
          <text:p text:style-name="P31">Não manipula dados nem controla fluxo de execução</text:p>
        </text:list-item>
      </text:list>
      <text:p text:style-name="P3">👉 Ele apenas <text:span text:style-name="Strong_20_Emphasis">define como o conteúdo aparece</text:span>.</text:p>
      <text:p text:style-name="Horizontal_20_Line"/>
      <text:h text:style-name="P6" text:outline-level="3">🔹 Então, o que define uma linguagem de programação?</text:h>
      <text:p text:style-name="P3">Uma linguagem de programação precisa permitir:</text:p>
      <text:list text:style-name="L7">
        <text:list-item>
          <text:p text:style-name="P32">Tomar decisões (condições)</text:p>
        </text:list-item>
        <text:list-item>
          <text:p text:style-name="P33">Repetir ações (laços)</text:p>
        </text:list-item>
        <text:list-item>
          <text:p text:style-name="P33">Manipular dados</text:p>
        </text:list-item>
        <text:list-item>
          <text:p text:style-name="P33">Criar algoritmos</text:p>
        </text:list-item>
      </text:list>
      <text:p text:style-name="P3">📌 Exemplo: <text:span text:style-name="Strong_20_Emphasis">JavaScript, Python, Java, C</text:span></text:p>
      <text:p text:style-name="Horizontal_20_Line"/>
      <text:h text:style-name="P6" text:outline-level="3">💡 Exemplo prático</text:h>
      <text:list text:style-name="L8">
        <text:list-item>
          <text:p text:style-name="P34"><text:span text:style-name="Strong_20_Emphasis">HTML</text:span>: cria um botão</text:p>
        </text:list-item>
        <text:list-item>
          <text:p text:style-name="P35"><text:span text:style-name="Strong_20_Emphasis">CSS</text:span>: deixa o botão bonito</text:p>
        </text:list-item>
        <text:list-item>
          <text:p text:style-name="P35"><text:span text:style-name="Strong_20_Emphasis">JavaScript</text:span>: decide <text:span text:style-name="Emphasis">o que acontece quando o botão é clicado</text:span></text:p>
        </text:list-item>
      </text:list>
      <text:p text:style-name="Horizontal_20_Line"/>
      <text:p text:style-name="P14"/>
      <text:p text:style-name="P15"/>
      <text:p text:style-name="P15">A LINGUAGEM EM HTML É FOCADA EM CONTEÚDO</text:p>
      <text:p text:style-name="P15">EXEMPLO; TEXTO, IMAGEM, PARAGRAFO, TABELA, VIDEOS…</text:p>
      <text:p text:style-name="P15"/>
      <text:p text:style-name="P41">No <text:span text:style-name="Strong_20_Emphasis">HTML</text:span>, a maioria dos elementos usa <text:span text:style-name="Strong_20_Emphasis">tags de abertura e fechamento</text:span>. Veja como funciona:</text:p>
      <text:p text:style-name="Horizontal_20_Line"/>
      <text:h text:style-name="P6" text:outline-level="3">🔹 Estrutura básica <text:span text:style-name="T1">(HTML)</text:span></text:h>
      <text:p text:style-name="P2"><text:span text:style-name="Source_20_Text">&lt;tag&gt;conteúdo&lt;/tag&gt;</text:span></text:p>
      <text:list text:style-name="L9">
        <text:list-item>
          <text:p text:style-name="P37"><text:span text:style-name="Source_20_Text">&lt;tag&gt;</text:span> → <text:span text:style-name="Strong_20_Emphasis">abertura</text:span></text:p>
        </text:list-item>
        <text:list-item>
          <text:p text:style-name="P38"><text:soft-page-break/><text:span text:style-name="Source_20_Text">&lt;/tag&gt;</text:span> → <text:span text:style-name="Strong_20_Emphasis">fechamento</text:span></text:p>
        </text:list-item>
        <text:list-item>
          <text:p text:style-name="P38">Tudo entre elas é o <text:span text:style-name="Strong_20_Emphasis">conteúdo</text:span></text:p>
        </text:list-item>
      </text:list>
      <text:p text:style-name="Horizontal_20_Line"/>
      <text:h text:style-name="P6" text:outline-level="3">🔹 Exemplos comuns</text:h>
      <text:h text:style-name="P8" text:outline-level="4">Parágrafo</text:h>
      <text:p text:style-name="P2"><text:span text:style-name="Source_20_Text">&lt;p&gt;Este é um parágrafo&lt;/p&gt;</text:span></text:p>
      <text:h text:style-name="P8" text:outline-level="4">Título</text:h>
      <text:p text:style-name="P2"><text:span text:style-name="Source_20_Text">&lt;h1&gt;Título principal&lt;/h1&gt;</text:span></text:p>
      <text:h text:style-name="P8" text:outline-level="4">Link</text:h>
      <text:p text:style-name="P2"><text:span text:style-name="Source_20_Text">&lt;a href=</text:span><text:span text:style-name="Source_20_Text"><text:span text:style-name="T2">"https://exemplo.com"</text:span></text:span><text:span text:style-name="Source_20_Text">&gt;Clique aqui&lt;/a&gt;</text:span></text:p>
      <text:p text:style-name="Horizontal_20_Line"/>
      <text:h text:style-name="P6" text:outline-level="3">🔹 Tags que <text:span text:style-name="Strong_20_Emphasis">não têm fechamento</text:span></text:h>
      <text:p text:style-name="P3">São chamadas de <text:span text:style-name="Strong_20_Emphasis">tags auto-fechadas</text:span> ou <text:span text:style-name="Strong_20_Emphasis">void elements</text:span>:</text:p>
      <text:p text:style-name="P9"><text:span text:style-name="Source_20_Text">&lt;br&gt; <text:s text:c="5"/>&lt;!-- quebra de linha --&gt;</text:span></text:p>
      <text:p text:style-name="P11"><text:span text:style-name="Source_20_Text">&lt;img&gt; <text:s text:c="4"/>&lt;!-- imagem --&gt;</text:span></text:p>
      <text:p text:style-name="P11"><text:span text:style-name="Source_20_Text">&lt;input&gt; <text:s text:c="2"/>&lt;!-- campo de formulário --&gt;</text:span></text:p>
      <text:p text:style-name="P12"><text:span text:style-name="Source_20_Text">&lt;hr&gt; <text:s text:c="5"/>&lt;!-- linha horizontal --&gt;</text:span></text:p>
      <text:p text:style-name="P3">⚠️ Elas <text:span text:style-name="Strong_20_Emphasis">não envolvem conteúdo</text:span>, por isso não precisam de <text:span text:style-name="Source_20_Text">&lt;/tag&gt;</text:span>.</text:p>
      <text:p text:style-name="Horizontal_20_Line"/>
      <text:h text:style-name="P6" text:outline-level="3">🔹 Tags com atributos</text:h>
      <text:p text:style-name="P2"><text:span text:style-name="Source_20_Text">&lt;img src=</text:span><text:span text:style-name="Source_20_Text"><text:span text:style-name="T2">"foto.jpg"</text:span></text:span><text:span text:style-name="Source_20_Text"> alt=</text:span><text:span text:style-name="Source_20_Text"><text:span text:style-name="T2">"Minha foto"</text:span></text:span><text:span text:style-name="Source_20_Text">&gt;</text:span></text:p>
      <text:list text:style-name="L10">
        <text:list-item>
          <text:p text:style-name="P39"><text:span text:style-name="Source_20_Text">src</text:span> e <text:span text:style-name="Source_20_Text">alt</text:span> são <text:span text:style-name="Strong_20_Emphasis">atributos</text:span></text:p>
        </text:list-item>
        <text:list-item>
          <text:p text:style-name="P40">Sempre ficam <text:span text:style-name="Strong_20_Emphasis">na tag de abertura</text:span></text:p>
        </text:list-item>
      </text:list>
      <text:p text:style-name="Horizontal_20_Line"/>
      <text:h text:style-name="P6" text:outline-level="3">🔹 Erro comum ❌</text:h>
      <text:p text:style-name="P9"><text:span text:style-name="Source_20_Text">&lt;p&gt;Texto</text:span></text:p>
      <text:p text:style-name="P12"><text:span text:style-name="Source_20_Text">&lt;h1&gt;Título&lt;/h1&gt;</text:span></text:p>
      <text:p text:style-name="P3">➡️ Faltou fechar a tag <text:span text:style-name="Source_20_Text">&lt;p&gt;</text:span></text:p>
      <text:p text:style-name="Horizontal_20_Line"/>
      <text:h text:style-name="P6" text:outline-level="3">🔹 Forma correta ✅</text:h>
      <text:p text:style-name="P9"><text:span text:style-name="Source_20_Text">&lt;p&gt;Texto&lt;/p&gt;</text:span></text:p>
      <text:p text:style-name="P12"><text:span text:style-name="Source_20_Text">&lt;h1&gt;Título&lt;/h1&gt;</text:span></text:p>
      <text:p text:style-name="Horizontal_20_Line"><text:soft-page-break/></text:p>
      <text:p text:style-name="P15"/>
      <text:p text:style-name="P18"/>
      <text:p text:style-name="P15"/>
      <text:p text:style-name="P15"/>
      <text:p text:style-name="P16">O CSS É O ATRATIVO VISUAL, SEU FOCO É O DESIGN; COR, POSIÇÃO DA IMAGEM, TEXTO EMCIMA DE IMAGEM…</text:p>
      <text:p text:style-name="P16"/>
      <text:p text:style-name="P17">JAVA SCRIPT É UMA LINGUAGEM DE PROGRAMAÇÃO.</text:p>
      <text:p text:style-name="P17">ELA É FOCADA EM; ANIMAÇÃO DA PÁGINA, MENUS, VALIDAÇÃO…</text:p>
      <text:p text:style-name="P17"/>
      <text:p text:style-name="P17"/>
      <text:p text:style-name="P36">A <text:span text:style-name="Strong_20_Emphasis">anatomia do CSS</text:span> é bem simples. Uma regra CSS é formada por <text:span text:style-name="Strong_20_Emphasis">seletor</text:span>, <text:span text:style-name="Strong_20_Emphasis">propriedade</text:span> e <text:span text:style-name="Strong_20_Emphasis">valor</text:span>.</text:p>
      <text:p text:style-name="Horizontal_20_Line"/>
      <text:h text:style-name="P6" text:outline-level="3">🔹 Estrutura básica</text:h>
      <text:p text:style-name="P9"><text:span text:style-name="Source_20_Text">seletor {</text:span></text:p>
      <text:p text:style-name="P11"><text:span text:style-name="Source_20_Text"><text:s text:c="2"/>propriedade: valor;</text:span></text:p>
      <text:p text:style-name="P12"><text:span text:style-name="Source_20_Text">}</text:span></text:p>
      <text:p text:style-name="Horizontal_20_Line"/>
      <text:h text:style-name="P6" text:outline-level="3">🔹 Exemplo prático</text:h>
      <text:p text:style-name="P9"><text:span text:style-name="Source_20_Text">p {</text:span></text:p>
      <text:p text:style-name="P11"><text:span text:style-name="Source_20_Text"><text:s text:c="2"/></text:span><text:span text:style-name="Source_20_Text"><text:span text:style-name="T9">color</text:span></text:span><text:span text:style-name="Source_20_Text">: blue;</text:span></text:p>
      <text:p text:style-name="P11"><text:span text:style-name="Source_20_Text"><text:s text:c="2"/></text:span><text:span text:style-name="Source_20_Text"><text:span text:style-name="T9">font-size</text:span></text:span><text:span text:style-name="Source_20_Text">: 16px;</text:span></text:p>
      <text:p text:style-name="P12"><text:span text:style-name="Source_20_Text">}</text:span></text:p>
      <text:h text:style-name="P8" text:outline-level="4">O que é cada parte:</text:h>
      <text:list text:style-name="L11">
        <text:list-item>
          <text:p text:style-name="P42"><text:span text:style-name="Strong_20_Emphasis">p</text:span> → seletor (seleciona todos os parágrafos)</text:p>
        </text:list-item>
        <text:list-item>
          <text:p text:style-name="P43"><text:span text:style-name="Strong_20_Emphasis">color</text:span> → propriedade</text:p>
        </text:list-item>
        <text:list-item>
          <text:p text:style-name="P43"><text:span text:style-name="Strong_20_Emphasis">blue</text:span> → valor</text:p>
        </text:list-item>
        <text:list-item>
          <text:p text:style-name="P43"><text:span text:style-name="Strong_20_Emphasis">font-size</text:span> → propriedade</text:p>
        </text:list-item>
        <text:list-item>
          <text:p text:style-name="P43"><text:span text:style-name="Strong_20_Emphasis">16px</text:span> → valor</text:p>
        </text:list-item>
        <text:list-item>
          <text:p text:style-name="P43"><text:span text:style-name="Source_20_Text">{ }</text:span> → bloco de declarações</text:p>
        </text:list-item>
        <text:list-item>
          <text:p text:style-name="P43"><text:span text:style-name="Source_20_Text">;</text:span> → separa as regras</text:p>
        </text:list-item>
      </text:list>
      <text:p text:style-name="Horizontal_20_Line"/>
      <text:h text:style-name="P6" text:outline-level="3">🔹 Seletor</text:h>
      <text:p text:style-name="P3">Define <text:span text:style-name="Strong_20_Emphasis">qual elemento HTML</text:span> será estilizado.</text:p>
      <text:p text:style-name="P3">Exemplos:</text:p>
      <text:p text:style-name="P9"><text:span text:style-name="Source_20_Text">h1 { </text:span><text:span text:style-name="Source_20_Text"><text:span text:style-name="T2">color</text:span></text:span><text:span text:style-name="Source_20_Text">: red; } <text:s text:c="7"/>/* seletor por tag */</text:span></text:p>
      <text:p text:style-name="P11"><text:span text:style-name="Source_20_Text"><text:span text:style-name="T7">#titulo</text:span></text:span><text:span text:style-name="Source_20_Text"> { </text:span><text:span text:style-name="Source_20_Text"><text:span text:style-name="T2">color</text:span></text:span><text:span text:style-name="Source_20_Text">: green;} /* seletor por id */</text:span></text:p>
      <text:p text:style-name="P12"><text:soft-page-break/><text:span text:style-name="Source_20_Text"><text:span text:style-name="T8">.texto</text:span></text:span><text:span text:style-name="Source_20_Text"> { color: black;} <text:s/>/* seletor por classe */</text:span></text:p>
      <text:p text:style-name="Horizontal_20_Line"/>
      <text:h text:style-name="P6" text:outline-level="3">🔹 Propriedade</text:h>
      <text:p text:style-name="P3">Define <text:span text:style-name="Strong_20_Emphasis">o que será alterado</text:span> no elemento.</text:p>
      <text:p text:style-name="P3">Exemplos:</text:p>
      <text:list text:style-name="L12">
        <text:list-item>
          <text:p text:style-name="P44"><text:span text:style-name="Source_20_Text">color</text:span></text:p>
        </text:list-item>
        <text:list-item>
          <text:p text:style-name="P45"><text:span text:style-name="Source_20_Text">background-color</text:span></text:p>
        </text:list-item>
        <text:list-item>
          <text:p text:style-name="P45"><text:span text:style-name="Source_20_Text">font-size</text:span></text:p>
        </text:list-item>
        <text:list-item>
          <text:p text:style-name="P45"><text:span text:style-name="Source_20_Text">margin</text:span></text:p>
        </text:list-item>
        <text:list-item>
          <text:p text:style-name="P45"><text:span text:style-name="Source_20_Text">padding</text:span></text:p>
        </text:list-item>
      </text:list>
      <text:p text:style-name="Horizontal_20_Line"/>
      <text:h text:style-name="P6" text:outline-level="3">🔹 Valor</text:h>
      <text:p text:style-name="P3">Define <text:span text:style-name="Strong_20_Emphasis">como a propriedade será aplicada</text:span>.</text:p>
      <text:p text:style-name="P3">Exemplos:</text:p>
      <text:list text:style-name="L13">
        <text:list-item>
          <text:p text:style-name="P46"><text:span text:style-name="Source_20_Text">red</text:span></text:p>
        </text:list-item>
        <text:list-item>
          <text:p text:style-name="P47"><text:span text:style-name="Source_20_Text">20px</text:span></text:p>
        </text:list-item>
        <text:list-item>
          <text:p text:style-name="P47"><text:span text:style-name="Source_20_Text">center</text:span></text:p>
        </text:list-item>
        <text:list-item>
          <text:p text:style-name="P47"><text:span text:style-name="Source_20_Text">bold</text:span></text:p>
        </text:list-item>
      </text:list>
      <text:p text:style-name="Horizontal_20_Line"/>
      <text:h text:style-name="P6" text:outline-level="3">🔹 Comentários em CSS</text:h>
      <text:p text:style-name="P2"><text:span text:style-name="Source_20_Text">/* Isso é um comentário */</text:span></text:p>
      <text:p text:style-name="Horizontal_20_Line"/>
      <text:h text:style-name="P6" text:outline-level="3">🔹 Várias propriedades no mesmo seletor</text:h>
      <text:p text:style-name="P9"><text:span text:style-name="Source_20_Text">div {</text:span></text:p>
      <text:p text:style-name="P11"><text:span text:style-name="Source_20_Text"><text:s text:c="2"/></text:span><text:span text:style-name="Source_20_Text"><text:span text:style-name="T2">width</text:span></text:span><text:span text:style-name="Source_20_Text">: 200px;</text:span></text:p>
      <text:p text:style-name="P11"><text:span text:style-name="Source_20_Text"><text:s text:c="2"/></text:span><text:span text:style-name="Source_20_Text"><text:span text:style-name="T2">height</text:span></text:span><text:span text:style-name="Source_20_Text">: 100px;</text:span></text:p>
      <text:p text:style-name="P11"><text:span text:style-name="Source_20_Text"><text:s text:c="2"/></text:span><text:span text:style-name="Source_20_Text"><text:span text:style-name="T2">background-color</text:span></text:span><text:span text:style-name="Source_20_Text">: yellow;</text:span></text:p>
      <text:p text:style-name="P12"><text:span text:style-name="Source_20_Text">}</text:span></text:p>
      <text:p text:style-name="Horizontal_20_Line"/>
      <text:p text:style-name="P14"/>
      <text:p text:style-name="P14"/>
      <text:p text:style-name="P14">ESTRUTURA BÁSICA DE DOCUMENTO HTML</text:p>
      <text:p text:style-name="P14"/>
      <text:p text:style-name="P14"/>
      <text:h text:style-name="P7" text:outline-level="3"><text:soft-page-break/>🔹 Estrutura básica</text:h>
      <text:p text:style-name="P9"><text:span text:style-name="Source_20_Text">&lt;!DOCTYPE </text:span><text:span text:style-name="Source_20_Text"><text:span text:style-name="T10">html</text:span></text:span><text:span text:style-name="Source_20_Text">&gt;</text:span></text:p>
      <text:p text:style-name="P11"><text:span text:style-name="Source_20_Text">&lt;html </text:span><text:span text:style-name="Source_20_Text"><text:span text:style-name="T12">lang</text:span></text:span><text:span text:style-name="Source_20_Text">="</text:span><text:span text:style-name="Source_20_Text"><text:span text:style-name="T9">pt-BR"&gt;</text:span></text:span></text:p>
      <text:p text:style-name="P11"><text:span text:style-name="Source_20_Text">&lt;head&gt;</text:span></text:p>
      <text:p text:style-name="P11"><text:span text:style-name="Source_20_Text"><text:s text:c="2"/>&lt;meta </text:span><text:span text:style-name="Source_20_Text"><text:span text:style-name="T11">charset</text:span></text:span><text:span text:style-name="Source_20_Text">="UTF-8"&gt;</text:span></text:p>
      <text:p text:style-name="P11"><text:span text:style-name="Source_20_Text"><text:s text:c="2"/>&lt;title&gt;Título da página&lt;/title&gt;</text:span></text:p>
      <text:p text:style-name="P11"><text:span text:style-name="Source_20_Text">&lt;/head&gt;</text:span></text:p>
      <text:p text:style-name="P11"><text:span text:style-name="Source_20_Text">&lt;body&gt;</text:span></text:p>
      <text:p text:style-name="P11"/>
      <text:p text:style-name="P11"><text:span text:style-name="Source_20_Text"><text:s text:c="2"/>&lt;h1&gt;Olá, mundo!&lt;/h1&gt;</text:span></text:p>
      <text:p text:style-name="P11"><text:span text:style-name="Source_20_Text"><text:s text:c="2"/>&lt;p&gt;Este é um documento HTML básico.&lt;/p&gt;</text:span></text:p>
      <text:p text:style-name="P11"/>
      <text:p text:style-name="P11"><text:span text:style-name="Source_20_Text">&lt;/body&gt;</text:span></text:p>
      <text:p text:style-name="P12"><text:span text:style-name="Source_20_Text">&lt;/html&gt;</text:span></text:p>
      <text:p text:style-name="Horizontal_20_Line"/>
      <text:h text:style-name="P6" text:outline-level="3">🔹 Explicando cada parte</text:h>
      <text:h text:style-name="P8" text:outline-level="4"><text:span text:style-name="Source_20_Text">&lt;!DOCTYPE html&gt;</text:span></text:h>
      <text:list text:style-name="L14">
        <text:list-item>
          <text:p text:style-name="P48">Informa ao navegador que o documento usa <text:span text:style-name="Strong_20_Emphasis">HTML5</text:span></text:p>
        </text:list-item>
        <text:list-item>
          <text:p text:style-name="P49">Evita erros de interpretação</text:p>
        </text:list-item>
      </text:list>
      <text:p text:style-name="Horizontal_20_Line"/>
      <text:h text:style-name="P8" text:outline-level="4"><text:span text:style-name="Source_20_Text">&lt;html&gt;</text:span></text:h>
      <text:list text:style-name="L15">
        <text:list-item>
          <text:p text:style-name="P50">Elemento <text:span text:style-name="Strong_20_Emphasis">raiz</text:span> do documento</text:p>
        </text:list-item>
        <text:list-item>
          <text:p text:style-name="P51">Tudo fica dentro dele</text:p>
        </text:list-item>
        <text:list-item>
          <text:p text:style-name="P51"><text:span text:style-name="Source_20_Text">lang="pt-BR"</text:span> define o idioma da página</text:p>
        </text:list-item>
      </text:list>
      <text:p text:style-name="Horizontal_20_Line"/>
      <text:h text:style-name="P8" text:outline-level="4"><text:span text:style-name="Source_20_Text">&lt;head&gt;</text:span></text:h>
      <text:list text:style-name="L16">
        <text:list-item>
          <text:p text:style-name="P52">Contém <text:span text:style-name="Strong_20_Emphasis">informações da página</text:span></text:p>
        </text:list-item>
        <text:list-item>
          <text:p text:style-name="P53">Não aparece diretamente para o usuário</text:p>
        </text:list-item>
      </text:list>
      <text:p text:style-name="P3">Principais tags:</text:p>
      <text:p text:style-name="P9"><text:span text:style-name="Source_20_Text">&lt;meta </text:span><text:span text:style-name="Source_20_Text"><text:span text:style-name="T13">charset</text:span></text:span><text:span text:style-name="Source_20_Text">="</text:span><text:span text:style-name="Source_20_Text"><text:span text:style-name="T9">UTF-8</text:span></text:span><text:span text:style-name="Source_20_Text">"&gt;</text:span></text:p>
      <text:p text:style-name="P11"><text:span text:style-name="Source_20_Text">&lt;title&gt;Título&lt;/title&gt;</text:span></text:p>
      <text:p text:style-name="P12"><text:span text:style-name="Source_20_Text">&lt;link </text:span><text:span text:style-name="Source_20_Text"><text:span text:style-name="T14">rel</text:span></text:span><text:span text:style-name="Source_20_Text">="</text:span><text:span text:style-name="Source_20_Text"><text:span text:style-name="T15">stylesheet</text:span></text:span><text:span text:style-name="Source_20_Text">" </text:span><text:span text:style-name="Source_20_Text"><text:span text:style-name="T13">href</text:span></text:span><text:span text:style-name="Source_20_Text">="</text:span><text:span text:style-name="Source_20_Text"><text:span text:style-name="T15">style.css</text:span></text:span><text:span text:style-name="Source_20_Text">"&gt;</text:span></text:p>
      <text:p text:style-name="Horizontal_20_Line"/>
      <text:h text:style-name="P8" text:outline-level="4"><text:span text:style-name="Source_20_Text">&lt;meta charset="UTF-8"&gt;</text:span></text:h>
      <text:list text:style-name="L17">
        <text:list-item>
          <text:p text:style-name="P54">Define a codificação de caracteres</text:p>
        </text:list-item>
        <text:list-item>
          <text:p text:style-name="P55">Evita problemas com acentos (ç, á, é…)</text:p>
        </text:list-item>
      </text:list>
      <text:p text:style-name="Horizontal_20_Line"/>
      <text:h text:style-name="P8" text:outline-level="4"><text:soft-page-break/><text:span text:style-name="Source_20_Text">&lt;title&gt;</text:span></text:h>
      <text:list text:style-name="L18">
        <text:list-item>
          <text:p text:style-name="P56">Nome que aparece na <text:span text:style-name="Strong_20_Emphasis">aba do navegador</text:span></text:p>
        </text:list-item>
      </text:list>
      <text:p text:style-name="Horizontal_20_Line"/>
      <text:h text:style-name="P8" text:outline-level="4"><text:span text:style-name="Source_20_Text">&lt;body&gt;</text:span></text:h>
      <text:list text:style-name="L19">
        <text:list-item>
          <text:p text:style-name="P57">Onde fica o <text:span text:style-name="Strong_20_Emphasis">conteúdo visível</text:span></text:p>
        </text:list-item>
        <text:list-item>
          <text:p text:style-name="P58">Textos, imagens, links, botões etc.</text:p>
        </text:list-item>
      </text:list>
      <text:p text:style-name="Horizontal_20_Line"/>
      <text:h text:style-name="P6" text:outline-level="3">🔹 Dica importante ⚠️</text:h>
      <text:p text:style-name="P3">Sempre:</text:p>
      <text:list text:style-name="L20">
        <text:list-item>
          <text:p text:style-name="P59">uma única tag <text:span text:style-name="Source_20_Text">&lt;html&gt;</text:span></text:p>
        </text:list-item>
        <text:list-item>
          <text:p text:style-name="P60">um <text:span text:style-name="Source_20_Text">&lt;head&gt;</text:span></text:p>
        </text:list-item>
        <text:list-item>
          <text:p text:style-name="P60">um <text:span text:style-name="Source_20_Text">&lt;body&gt;</text:span></text:p>
        </text:list-item>
        <text:list-item>
          <text:p text:style-name="P60">tags bem abertas e fechadas</text:p>
        </text:list-item>
      </text:list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19:24:30.396957994</meta:creation-date>
    <dc:date>2025-12-24T16:11:45.747540983</dc:date>
    <meta:editing-duration>PT1H51M5S</meta:editing-duration>
    <meta:editing-cycles>2</meta:editing-cycles>
    <meta:generator>1Doc/1.5.0.$MacOSX_X86_64 LibreOffice_project/2f9b6e7260225c6c2c1401d17cb7be8dc4e3347b</meta:generator>
    <meta:document-statistic meta:table-count="1" meta:image-count="0" meta:object-count="0" meta:page-count="8" meta:paragraph-count="202" meta:word-count="876" meta:character-count="5120" meta:non-whitespace-character-count="4473"/>
  </office:meta>
</office:document-meta>
</file>